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parent-style-name="Footer" style:name="PageBreak1" style:display-name="PageBreak1">
      <style:paragraph-properties fo:break-after="page"/>
    </style:style>
  </office:automatic-styles>
  <office:body>
    <office:text text:use-soft-page-breaks="true">
      <text:p text:style-name="Title"><text:span text:style-name="T1">Page 1, Frame 1</text:span></text:p>
      <text:p text:style-name="PageBreak1"/>
      <text:p text:style-name="Title"><text:span text:style-name="T2">Page 2, Frame 1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